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1"/>
        <table:table-column table:style-name="co294" table:default-cell-style-name="ce1"/>
        <table:table-column table:style-name="co18" table:number-columns-repeated="1017" table:default-cell-style-name="ce1"/>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0" calcext:value-type="float">
            <text:p>0</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n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1" calcext:value-type="float">
            <text:p>1</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2" calcext:value-type="float">
            <text:p>2</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3" calcext:value-type="float">
            <text:p>3</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6" calcext:value-type="float">
            <text:p>6</text:p>
          </table:table-cell>
          <table:table-cell table:number-columns-repeated="1016"/>
        </table:table-row>
        <table:table-row table:style-name="ro1">
          <table:table-cell office:value-type="string" calcext:value-type="string">
            <text:p>Toggle process speed</text:p>
          </table:table-cell>
          <table:table-cell table:style-name="ce2" office:value-type="string" calcext:value-type="string">
            <text:p>Přepnout rychlost procesu</text:p>
          </table:table-cell>
          <table:table-cell office:value-type="float" office:value="7" calcext:value-type="float">
            <text:p>7</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2" calcext:value-type="float">
            <text:p>12</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3" calcext:value-type="float">
            <text:p>13</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5" calcext:value-type="float">
            <text:p>15</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6" calcext:value-type="float">
            <text:p>16</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Podsvětí, a místní démon zjistí,</text:p>
          </table:table-cell>
          <table:table-cell office:value-type="string" calcext:value-type="string">
            <text:p>16x</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text:s/>že nejsi odsud, máš dobrý důvod odsud zmizet dřív,</text:p>
          </table:table-cell>
          <table:table-cell office:value-type="string" calcext:value-type="string">
            <text:p>17x</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démon přemění na trofej v trůnním sále ...</text:p>
          </table:table-cell>
          <table:table-cell office:value-type="string" calcext:value-type="string">
            <text:p>18x</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cítím, jak se mě smrtelnící děsí.</text:p>
          </table:table-cell>
          <table:table-cell office:value-type="string" calcext:value-type="string">
            <text:p>19x</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Nezapomeň, kdo tě tě zasvětil do tajů čarodějného umění ...</text:p>
          </table:table-cell>
          <table:table-cell office:value-type="string" calcext:value-type="string">
            <text:p>20x</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string" calcext:value-type="string">
            <text:p>21x</text:p>
          </table:table-cell>
          <table:table-cell table:number-columns-repeated="1016"/>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Podsvětí.</text:p>
          </table:table-cell>
          <table:table-cell office:value-type="string" calcext:value-type="string">
            <text:p>22x</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říši Podsvětí, a naučit se nová kouzla. Tvůj první cíl je starobylé město Jahwl."</text:p>
          </table:table-cell>
          <table:table-cell office:value-type="float" office:value="24" calcext:value-type="float">
            <text:p>24</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ov ovládl svět Podsvětí, byl ostrov Kopahk obsazen velkou čarodějkou Payahandrou. Jdi tam a najdi její ztracená kouzla."</text:p>
          </table:table-cell>
          <table:table-cell office:value-type="float" office:value="25" calcext:value-type="float">
            <text:p>25</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tvarovač, posílám tě do jeho doupěte, hledat zdroj jeho moci. Musím tě varovat, jeho panství má silnou obranu."</text:p>
          </table:table-cell>
          <table:table-cell office:value-type="float" office:value="26" calcext:value-type="float">
            <text:p>26</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2" office:value-type="string" calcext:value-type="string">
            <text:p>"Dar od bohů! Bohužel, spadl poblíž pavoučího podsvětí ..." </text:p>
          </table:table-cell>
          <table:table-cell office:value-type="float" office:value="27" calcext:value-type="float">
            <text:p>27</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8" calcext:value-type="float">
            <text:p>28</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alších vstoupilo do Labyrintů Ztracených Duší hledajíc sílu, o které se traduje, že leží v podsvětí nemrtvých. Varuji tě, nikdo z nich se nikdy nevrátil."</text:p>
          </table:table-cell>
          <table:table-cell office:value-type="float" office:value="29" calcext:value-type="float">
            <text:p>29</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skrze Hory Periliumu hlídají tři vnější strážci, z nichž každý sdílí sílu s ostatními. Každý z nich má jedno kouzlo, které nikdo jiný nemá. Všechna jsou smrtící.“</text:p>
          </table:table-cell>
          <table:table-cell office:value-type="float" office:value="30" calcext:value-type="float">
            <text:p>30</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skrz tunely pod horami. Zajímalo by mě, co si tu pro nás Vissuluth připravil."</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ovládá a loví Lovec Jark, Pán Středního Podsvětí. Teď brání své tajné skryté bohadství získané od tvých poražených protivníků."</text:p>
          </table:table-cell>
          <table:table-cell office:value-type="float" office:value="32" calcext:value-type="float">
            <text:p>32</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tvé cesty tě čeká v rozbitých odpadech Cymmerie. Opevni si dobře svůj hrad, čaroději."</text:p>
          </table:table-cell>
          <table:table-cell office:value-type="float" office:value="33" calcext:value-type="float">
            <text:p>33</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nebezpečí pod příkrovem vln."</text:p>
          </table:table-cell>
          <table:table-cell office:value-type="float" office:value="34" calcext:value-type="float">
            <text:p>34</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5" calcext:value-type="float">
            <text:p>35</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svět Galífuru je zpustošen válkou mezi vyhnanými čarodějskými pány. Protože bojují mezi sebou, budou pro tebe snadnou kořistí."</text:p>
          </table:table-cell>
          <table:table-cell office:value-type="float" office:value="36" calcext:value-type="float">
            <text:p>36</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však zmizela při erupci Ohnivých Vrcholků."</text:p>
          </table:table-cell>
          <table:table-cell office:value-type="float" office:value="37" calcext:value-type="float">
            <text:p>37</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8" calcext:value-type="float">
            <text:p>38</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okého podsvětí Darkovy, dolu prastarých civilizací."</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požádal Trénera Elysii o pomoc. <text:s/>Uvidíme, jak dobře sis procvičil své dovednosti."</text:p>
          </table:table-cell>
          <table:table-cell office:value-type="float" office:value="40" calcext:value-type="float">
            <text:p>40</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stvoření, zloděj sice zahynul, ale Yragore neví, co se stalo s kouzlem stalo."</text:p>
          </table:table-cell>
          <table:table-cell office:value-type="float" office:value="41" calcext:value-type="float">
            <text:p>41</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te vmetli chaos. Jeho čarodějové se dole v pustině seskupili."</text:p>
          </table:table-cell>
          <table:table-cell office:value-type="float" office:value="42" calcext:value-type="float">
            <text:p>42</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3" calcext:value-type="float">
            <text:p>43</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pronásleduj nepřítele."</text:p>
          </table:table-cell>
          <table:table-cell office:value-type="float" office:value="44" calcext:value-type="float">
            <text:p>44</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velmi opatrný mistřě čaroději.“</text:p>
          </table:table-cell>
          <table:table-cell office:value-type="float" office:value="45" calcext:value-type="float">
            <text:p>45</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6" calcext:value-type="float">
            <text:p>46</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7" calcext:value-type="float">
            <text:p>47</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tě o hodně a tys nikdy nezklamal. V následující bitvě musíš být připraven použít všechno co ses naučil. Dostal jsi se až k Citadele. A Vissuluth je zpět."</text:p>
          </table:table-cell>
          <table:table-cell office:value-type="float" office:value="48" calcext:value-type="float">
            <text:p>48</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9" calcext:value-type="float">
            <text:p>49</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trasu k podstavci věže, najdeš tam kouzelný svitek."</text:p>
          </table:table-cell>
          <table:table-cell office:value-type="float" office:value="50" calcext:value-type="float">
            <text:p>50</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ý svitek. Musíš je porazit."</text:p>
          </table:table-cell>
          <table:table-cell office:value-type="float" office:value="51" calcext:value-type="float">
            <text:p>51</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silnější hrad, ať ho můžeš naplnit manou."</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3" calcext:value-type="float">
            <text:p>53</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provedu tě tu."</text:p>
          </table:table-cell>
          <table:table-cell office:value-type="float" office:value="54" calcext:value-type="float">
            <text:p>54</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které ti vyhledá nepřátele."</text:p>
          </table:table-cell>
          <table:table-cell office:value-type="float" office:value="55" calcext:value-type="float">
            <text:p>55</text:p>
          </table:table-cell>
          <table:table-cell table:number-columns-repeated="1016"/>
        </table:table-row>
        <table:table-row table:style-name="ro5">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muset z podsvětí vymítit."</text:p>
          </table:table-cell>
          <table:table-cell office:value-type="float" office:value="56" calcext:value-type="float">
            <text:p>56</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ty obrovské včely, které obtěžují lidi."</text:p>
          </table:table-cell>
          <table:table-cell office:value-type="float" office:value="57" calcext:value-type="float">
            <text:p>57</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8" calcext:value-type="float">
            <text:p>58</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Srovnej je se zemí."</text:p>
          </table:table-cell>
          <table:table-cell office:value-type="float" office:value="59" calcext:value-type="float">
            <text:p>59</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a."</text:p>
          </table:table-cell>
          <table:table-cell office:value-type="float" office:value="60" calcext:value-type="float">
            <text:p>60</text:p>
          </table:table-cell>
          <table:table-cell office:value-type="string" calcext:value-type="string">
            <text:p>xx</text:p>
          </table:table-cell>
          <table:table-cell table:number-columns-repeated="1015"/>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abiješ, budou lidé z Nyphurova podsvětí budou odsouzeni k tomu, aby nemrtvou armádu doplnily."</text:p>
          </table:table-cell>
          <table:table-cell office:value-type="float" office:value="61" calcext:value-type="float">
            <text:p>61</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2" calcext:value-type="float">
            <text:p>62</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3" calcext:value-type="float">
            <text:p>63</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4" calcext:value-type="float">
            <text:p>64</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i to zlo na onen svět!"</text:p>
          </table:table-cell>
          <table:table-cell office:value-type="float" office:value="65" calcext:value-type="float">
            <text:p>65</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Než to tu opustíš, vezmi si tajemství tvarovačů."</text:p>
          </table:table-cell>
          <table:table-cell office:value-type="float" office:value="66" calcext:value-type="float">
            <text:p>66</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7" calcext:value-type="float">
            <text:p>67</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Nastal čas útoku pavouků. Pozor na jejich pavučiny."</text:p>
          </table:table-cell>
          <table:table-cell office:value-type="float" office:value="68" calcext:value-type="float">
            <text:p>68</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9" calcext:value-type="float">
            <text:p>69</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70" calcext:value-type="float">
            <text:p>70</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1" calcext:value-type="float">
            <text:p>71</text:p>
          </table:table-cell>
          <table:table-cell table:number-columns-repeated="1016"/>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jsi neztratil chuť na vítězství nad Vissuluthovými nohsedy. Chystají se ti pomstít."</text:p>
          </table:table-cell>
          <table:table-cell office:value-type="float" office:value="72" calcext:value-type="float">
            <text:p>72</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i to stvoření do hrobu, kam patří."</text:p>
          </table:table-cell>
          <table:table-cell office:value-type="float" office:value="73" calcext:value-type="float">
            <text:p>73</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4" calcext:value-type="float">
            <text:p>74</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ou značku."</text:p>
          </table:table-cell>
          <table:table-cell office:value-type="float" office:value="75" calcext:value-type="float">
            <text:p>75</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legendou."</text:p>
          </table:table-cell>
          <table:table-cell office:value-type="float" office:value="76" calcext:value-type="float">
            <text:p>76</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7" calcext:value-type="float">
            <text:p>77</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8" calcext:value-type="float">
            <text:p>78</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ílu. Nastal čas z tohoto opuštěného místa odjet."</text:p>
          </table:table-cell>
          <table:table-cell office:value-type="float" office:value="79" calcext:value-type="float">
            <text:p>79</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80" calcext:value-type="float">
            <text:p>80</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Následuj má znamení. Pokusím se najít cestu."</text:p>
          </table:table-cell>
          <table:table-cell office:value-type="float" office:value="81" calcext:value-type="float">
            <text:p>81</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2" calcext:value-type="float">
            <text:p>82</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3" calcext:value-type="float">
            <text:p>83</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imady armádu ďáblů? Můžeš mu jeho plán překazit, příteli."</text:p>
          </table:table-cell>
          <table:table-cell office:value-type="float" office:value="84" calcext:value-type="float">
            <text:p>84</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5" calcext:value-type="float">
            <text:p>85</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6" calcext:value-type="float">
            <text:p>86</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Takto se objevuje manticore. Může cítit vetřelce."</text:p>
          </table:table-cell>
          <table:table-cell office:value-type="float" office:value="87" calcext:value-type="float">
            <text:p>87</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8" calcext:value-type="float">
            <text:p>88</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9" calcext:value-type="float">
            <text:p>89</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90" calcext:value-type="float">
            <text:p>90</text:p>
          </table:table-cell>
          <table:table-cell table:number-columns-repeated="1016"/>
        </table:table-row>
        <table:table-row table:style-name="ro5">
          <table:table-cell office:value-type="string" calcext:value-type="string">
            <text:p>"This is your hunting ground now. Make sure no manticore ever leaves this netherworld."</text:p>
          </table:table-cell>
          <table:table-cell office:value-type="string" calcext:value-type="string">
            <text:p>"Tohle je tvoje lovecká krajina. Ujistěte se, že žádná podmanivost nikdy neopustí tento podsvětí."</text:p>
          </table:table-cell>
          <table:table-cell office:value-type="float" office:value="91" calcext:value-type="float">
            <text:p>91</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2" calcext:value-type="float">
            <text:p>92</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3" calcext:value-type="float">
            <text:p>93</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4" calcext:value-type="float">
            <text:p>94</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5" calcext:value-type="float">
            <text:p>95</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6" calcext:value-type="float">
            <text:p>96</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7" calcext:value-type="float">
            <text:p>97</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8" calcext:value-type="float">
            <text:p>98</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9" calcext:value-type="float">
            <text:p>99</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9" calcext:value-type="float">
            <text:p>109</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1" calcext:value-type="float">
            <text:p>111</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 je!"</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yde z Darkovy v pokoji."</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Chraňte lidi. Zbavte se podsvětí zvratných výtvorů Ducha Pána."</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u! Znič to zvíře, než rozšíří odpad v celém podsvětí."</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než se dostaneš na konec cesty, budeš muset těchto zvířat zabít ještě víc."</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ato jeskyně jsou zamořena! Udělej z ní troglodytům hrobku."</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Před nimi kráčí horda zombie. Teď máš šanci."</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bude čas. Zítra letíme na Jathnara."</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Temnota je skoro u konce a začíná svíta dobrým časům.“</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ž Válečné Rady."</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i podsvětí zamořené zlem."</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A dost! Katakomby vás povzbuzují."</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nata bývala chrámem."</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ěťi, co leží před námi."</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Do střehu Mágu, nepřítel je tu."</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Poruč své únavě příteli. Tvůj úkol je skoro hotov."</text:p>
          </table:table-cell>
          <table:table-cell office:value-type="float" office:value="157" calcext:value-type="float">
            <text:p>157</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j stínový trůn - připrav se na zem!"</text:p>
          </table:table-cell>
          <table:table-cell office:value-type="float" office:value="158" calcext:value-type="float">
            <text:p>158</text:p>
          </table:table-cell>
          <table:table-cell table:number-columns-repeated="1016"/>
        </table:table-row>
        <table:table-row table:style-name="ro5">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Podsvětí slyšte mě. Vissuluth je mrtvý, ať žije nová Pána Podsvětí!"</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8" calcext:value-type="float">
            <text:p>168</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70" calcext:value-type="float">
            <text:p>170</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3" calcext:value-type="float">
            <text:p>173</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4" calcext:value-type="float">
            <text:p>174</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4" calcext:value-type="float">
            <text:p>204</text:p>
          </table:table-cell>
          <table:table-cell table:number-columns-repeated="1016"/>
        </table:table-row>
        <table:table-row table:style-name="ro1">
          <table:table-cell office:value-type="string" calcext:value-type="string">
            <text:p>Constitution</text:p>
          </table:table-cell>
          <table:table-cell office:value-type="string" calcext:value-type="string">
            <text:p>Obrození</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3" calcext:value-type="float">
            <text:p>213</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4" calcext:value-type="float">
            <text:p>214</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6" calcext:value-type="float">
            <text:p>216</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7" calcext:value-type="float">
            <text:p>217</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8" calcext:value-type="float">
            <text:p>228</text:p>
          </table:table-cell>
          <table:table-cell table:number-columns-repeated="1016"/>
        </table:table-row>
        <table:table-row table:style-name="ro1">
          <table:table-cell office:value-type="string" calcext:value-type="string">
            <text:p>Burgle</text:p>
          </table:table-cell>
          <table:table-cell office:value-type="string" calcext:value-type="string">
            <text:p>Loupení</text:p>
          </table:table-cell>
          <table:table-cell office:value-type="float" office:value="229" calcext:value-type="float">
            <text:p>229</text:p>
          </table:table-cell>
          <table:table-cell table:number-columns-repeated="1016"/>
        </table:table-row>
        <table:table-row table:style-name="ro1">
          <table:table-cell table:number-columns-repeated="2" office:value-type="string" calcext:value-type="string">
            <text:p>Duel</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podsvětí, povolávám do bitvy mrtvé.</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ě do říše lidí. Zab je!</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Vypalím města do základů! A až jejich vojska před mnou padnou,</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tťe své horské útočiště a vydejte se na pochod chaos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Plačte a klaňte se před svým novým Bohem, Vissuluthem.</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ně bezejmenní.</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Pojďte! I vám přikazuji poslušnost.</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ch by napadl vůli Boží?</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 se do říše Podsvětí co nejdřív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cíl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Najdi kouzlo hradu</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Kouzlem ohnivá koule můžeš ničit cíle</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Hradní mana je nutná</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ab je a získej tak manu</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manu pro kouzla</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Tvým současným cílem je shromažďovat manu</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Tvým současným cílem je zničit budovu</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Tvým současným cílem je zničit budovy</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Tvým současným cílem je zabít potvoru</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Tvým současným cílem je zabít potvory</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Tvým současným cílem je zabít hráče</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Tvým současným cílem je zabít všechny hráče</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Tvým současným cílem je doletět do bodu</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Nyní musíš odletět k východu</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Abys splnil úkol, musíš doletět sem</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to je tvůj cíl</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Doleť sem, abys opustil úroveň</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Yes/No</text:p>
          </table:table-cell>
          <table:table-cell office:value-type="string" calcext:value-type="string">
            <text:p>Ano/Ne</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9" calcext:value-type="float">
            <text:p>359</text:p>
          </table:table-cell>
          <table:table-cell table:number-columns-repeated="1016"/>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4" calcext:value-type="float">
            <text:p>364</text:p>
          </table:table-cell>
          <table:table-cell table:number-columns-repeated="1016"/>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2" calcext:value-type="float">
            <text:p>372</text:p>
          </table:table-cell>
          <table:table-cell table:number-columns-repeated="1016"/>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6" calcext:value-type="float">
            <text:p>376</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7" calcext:value-type="float">
            <text:p>377</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ovat Joystick</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Load</text:p>
          </table:table-cell>
          <table:table-cell office:value-type="string" calcext:value-type="string">
            <text:p>Náhrát</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Save</text:p>
          </table:table-cell>
          <table:table-cell office:value-type="string" calcext:value-type="string">
            <text:p>Uložit</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Load Level</text:p>
          </table:table-cell>
          <table:table-cell office:value-type="string" calcext:value-type="string">
            <text:p>Náhrá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Dosáhl Jsi Cíle.</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Dosáhl Jsi Všech Cílů.</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70" calcext:value-type="float">
            <text:p>470</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1" calcext:value-type="float">
            <text:p>471</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6">00.00.0000</text:date>, <text:time style:data-style-name="N2" text:time-value="19:48:10.810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6T20:08:50.420000000</dc:date>
    <meta:editing-duration>PT5H46M52S</meta:editing-duration>
    <meta:editing-cycles>44</meta:editing-cycles>
    <meta:generator>LibreOffice/5.4.7.2$Windows_X86_64 LibreOffice_project/c838ef25c16710f8838b1faec480ebba495259d0</meta:generator>
    <meta:document-statistic meta:table-count="2" meta:cell-count="2060" meta:object-count="0"/>
  </office:meta>
</office:document-meta>
</file>